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ObjectReplacements/Object 3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paragraph" svg:x="0.0799in" svg:y="-0.0646in" svg:width="6.2535in" svg:height="8.707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3" text:anchor-type="paragraph" svg:x="0.1575in" svg:y="0.15in" svg:width="5.439in" svg:height="8.5602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5:14:31.423417098</meta:creation-date>
    <dc:date>2018-02-12T15:19:49.900982161</dc:date>
    <meta:editing-duration>PT5M18S</meta:editing-duration>
    <meta:editing-cycles>1</meta:editing-cycles>
    <meta:generator>LibreOffice/6.0.0.3$Linux_X86_64 LibreOffice_project/00m0$Build-3</meta:generator>
    <meta:print-date>2018-02-12T15:50:03.593343976</meta:print-date>
    <meta:document-statistic meta:table-count="0" meta:image-count="0" meta:object-count="2" meta:page-count="2" meta:paragraph-count="0" meta:word-count="0" meta:character-count="0" meta:non-whitespace-character-count="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</text:p>
          </table:table-cell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</table:table-row>
        <table:table-row table:style-name="ro1">
          <table:table-cell office:value-type="string" calcext:value-type="string">
            <text:p>AP3012KTR-G1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</table:table-row>
        <table:table-row table:style-name="ro1">
          <table:table-cell office:value-type="string" calcext:value-type="string">
            <text:p>BC857B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</table:table-row>
        <table:table-row table:style-name="ro1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</table:table-row>
        <table:table-row table:style-name="ro1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</table:table-row>
        <table:table-row table:style-name="ro1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IP4220CZ6F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YEL</text:p>
          </table:table-cell>
        </table:table-row>
        <table:table-row table:style-name="ro1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</table:table-row>
        <table:table-row table:style-name="ro1">
          <table:table-cell office:value-type="string" calcext:value-type="string">
            <text:p>MIC5504-3.3YM5-TR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</table:table-row>
        <table:table-row table:style-name="ro1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</table:table-row>
        <table:table-row table:style-name="ro1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</table:table-row>
        <table:table-row table:style-name="ro1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/00/0000</text:date>, <text:time style:data-style-name="N2" text:time-value="15:17:46.453958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ce3"/>
        <table:table-row table:style-name="ro1" table:number-rows-repeated="24">
          <table:table-cell/>
          <table:table-cell table:style-name="Default"/>
        </table:table-row>
        <table:table-row table:style-name="ro1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</table:table-row>
        <table:table-row table:style-name="ro1">
          <table:table-cell office:value-type="string" calcext:value-type="string">
            <text:p>Q13FC1350000200</text:p>
          </table:table-cell>
          <table:table-cell office:value-type="string" calcext:value-type="string">
            <text:p>32.78kHz</text:p>
          </table:table-cell>
        </table:table-row>
        <table:table-row table:style-name="ro1">
          <table:table-cell office:value-type="string" calcext:value-type="string">
            <text:p>Q24FA20H0012200</text:p>
          </table:table-cell>
          <table:table-cell office:value-type="string" calcext:value-type="string">
            <text:p>16.00MHz</text:p>
          </table:table-cell>
        </table:table-row>
        <table:table-row table:style-name="ro1">
          <table:table-cell office:value-type="string" calcext:value-type="string">
            <text:p>R_0R_1%_1608</text:p>
          </table:table-cell>
          <table:table-cell office:value-type="string" calcext:value-type="string">
            <text:p>0R0</text:p>
          </table:table-cell>
        </table:table-row>
        <table:table-row table:style-name="ro1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</table:table-row>
        <table:table-row table:style-name="ro1">
          <table:table-cell office:value-type="string" calcext:value-type="string">
            <text:p>R_100k_5%_1608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_15_1%_16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_169K_1%_1608</text:p>
          </table:table-cell>
          <table:table-cell office:value-type="string" calcext:value-type="string">
            <text:p>169k</text:p>
          </table:table-cell>
        </table:table-row>
        <table:table-row table:style-name="ro1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_274_1%_201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R_2M4_1%_1608</text:p>
          </table:table-cell>
          <table:table-cell office:value-type="string" calcext:value-type="string">
            <text:p>2M4</text:p>
          </table:table-cell>
        </table:table-row>
        <table:table-row table:style-name="ro1">
          <table:table-cell office:value-type="string" calcext:value-type="string">
            <text:p>R_4.70k_1%_1608</text:p>
          </table:table-cell>
          <table:table-cell office:value-type="string" calcext:value-type="string">
            <text:p>4.70k</text:p>
          </table:table-cell>
        </table:table-row>
        <table:table-row table:style-name="ro1">
          <table:table-cell office:value-type="string" calcext:value-type="string">
            <text:p>R_51.1_1%_1608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</table:table-row>
        <table:table-row table:style-name="ro1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</table:table-row>
        <table:table-row table:style-name="ro1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</table:table-row>
        <table:table-row table:style-name="ro1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</table:table-row>
        <table:table-row table:style-name="ro1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TSM650P02CX</text:p>
          </table:table-cell>
          <table:table-cell office:value-type="string" calcext:value-type="string">
            <text:p>PFET</text:p>
          </table:table-cell>
        </table:table-row>
        <table:table-row table:style-name="ro1">
          <table:table-cell office:value-type="string" calcext:value-type="string">
            <text:p>USB_B_TOP_2LEG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/00/0000</text:date>, <text:time style:data-style-name="N2" text:time-value="15:17:26.676254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